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/>
    <style:style style:name="ce4" style:family="table-cell" style:parent-style-name="Default" style:data-style-name="N109"/>
    <style:style style:name="ce5" style:family="table-cell" style:parent-style-name="Default" style:data-style-name="N111"/>
    <style:style style:name="ce6" style:family="table-cell" style:parent-style-name="Default" style:data-style-name="N0"/>
    <style:style style:name="ce7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emp</text:p>
          </table:table-cell>
          <table:table-cell office:value-type="float" office:value="70">
            <text:p>70</text:p>
          </table:table-cell>
          <table:table-cell/>
          <table:table-cell office:value-type="float" office:value="1.88">
            <text:p>1,8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set</text:p>
          </table:table-cell>
          <table:table-cell office:value-type="float" office:value="270">
            <text:p>270</text:p>
          </table:table-cell>
          <table:table-cell/>
          <table:table-cell office:value-type="float" office:value="2.36">
            <text:p>2,3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set</text:p>
          </table:table-cell>
          <table:table-cell table:style-name="ce4" table:formula="oooc:=(0.000227*(273+[.D6]))/[.D7]" office:value-type="float" office:value="0.000288374074074074">
            <text:p>0,00028837</text:p>
          </table:table-cell>
          <table:table-cell/>
          <table:table-cell table:formula="oooc:=([.F6]-[.F7])*-1" office:value-type="float" office:value="0.48">
            <text:p>0,4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l</text:p>
          </table:table-cell>
          <table:table-cell office:value-type="float" office:value="8200">
            <text:p>8200</text:p>
          </table:table-cell>
          <table:table-cell/>
          <table:table-cell table:formula="oooc:=1023/2.56*0.48" office:value-type="float" office:value="191.8125">
            <text:p>191,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out</text:p>
          </table:table-cell>
          <table:table-cell table:formula="oooc:=[.D8]*[.D9]" office:value-type="float" office:value="2.36466740740741">
            <text:p>2,36</text:p>
          </table:table-cell>
          <table:table-cell/>
          <table:table-cell table:formula="oooc:=70/[.F9]" office:value-type="float" office:value="0.364939719778429">
            <text:p>0,36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6"/>
        </table:table-row>
        <table:table-row table:style-name="ro1" table:number-rows-repeated="3"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>
            <text:p>Rset=</text:p>
          </table:table-cell>
          <table:table-cell/>
          <table:table-cell office:value-type="float" office:value="270">
            <text:p>27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Rl=</text:p>
          </table:table-cell>
          <table:table-cell/>
          <table:table-cell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2"/>
          <table:table-cell office:value-type="string">
            <text:p>Temp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Udif =</text:p>
          </table:table-cell>
          <table:table-cell table:formula="oooc:=[.D27]-[.D34]" office:value-type="float" office:value="0.533197777777778">
            <text:p>0,53</text:p>
          </table:table-cell>
        </table:table-row>
        <table:table-row table:style-name="ro1">
          <table:table-cell table:number-columns-repeated="2"/>
          <table:table-cell office:value-type="string">
            <text:p>Rset</text:p>
          </table:table-cell>
          <table:table-cell table:formula="oooc:=[.D20]" office:value-type="float" office:value="270">
            <text:p>270</text:p>
          </table:table-cell>
          <table:table-cell/>
          <table:table-cell table:style-name="ce1" office:value-type="string">
            <text:p>mögliche Werte =</text:p>
          </table:table-cell>
          <table:table-cell table:formula="oooc:=1023/2.56*[.G23]" office:value-type="float" office:value="213.070830729167">
            <text:p>213,07</text:p>
          </table:table-cell>
        </table:table-row>
        <table:table-row table:style-name="ro1">
          <table:table-cell table:number-columns-repeated="2"/>
          <table:table-cell office:value-type="string">
            <text:p>Iset</text:p>
          </table:table-cell>
          <table:table-cell table:style-name="ce4" table:formula="oooc:=(0.000227*(273+[.D23]))/[.D24]" office:value-type="float" office:value="0.000229522222222222">
            <text:p>0,00022952</text:p>
          </table:table-cell>
          <table:table-cell/>
          <table:table-cell table:style-name="ce1" office:value-type="string">
            <text:p>Auflösung =</text:p>
          </table:table-cell>
          <table:table-cell table:style-name="ce7" table:formula="oooc:=70/[.G24]" office:value-type="float" office:value="0.328529248984703">
            <text:p>0,3285</text:p>
          </table:table-cell>
        </table:table-row>
        <table:table-row table:style-name="ro1">
          <table:table-cell table:number-columns-repeated="2"/>
          <table:table-cell office:value-type="string">
            <text:p>Rl</text:p>
          </table:table-cell>
          <table:table-cell table:formula="oooc:=[.D21]" office:value-type="float" office:value="12000">
            <text:p>120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Uout</text:p>
          </table:table-cell>
          <table:table-cell table:formula="oooc:=5-[.D25]*[.D26]" office:value-type="float" office:value="2.24573333333333">
            <text:p>2,2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emp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set</text:p>
          </table:table-cell>
          <table:table-cell table:formula="oooc:=[.D20]" office:value-type="float" office:value="270">
            <text:p>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set</text:p>
          </table:table-cell>
          <table:table-cell table:style-name="ce4" table:formula="oooc:=(0.000227*(273+[.D30]))/[.D31]" office:value-type="float" office:value="0.000288374074074074">
            <text:p>0,000288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l</text:p>
          </table:table-cell>
          <table:table-cell office:value-type="float" office:value="11400">
            <text:p>114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out</text:p>
          </table:table-cell>
          <table:table-cell table:formula="oooc:=5-[.D32]*[.D33]" office:value-type="float" office:value="1.71253555555556">
            <text:p>1,7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ooc:=[.D34]" office:value-type="float" office:value="1.71253555555556">
            <text:p>1,71</text:p>
          </table:table-cell>
          <table:table-cell office:value-type="float" office:value="70">
            <text:p>70</text:p>
          </table:table-cell>
          <table:table-cell/>
          <table:table-cell table:style-name="ce7" table:formula="oooc:=([.D38]-[.D37])/(-70)" office:value-type="float" office:value="-0.00761711111111111">
            <text:p>-0,0076</text:p>
          </table:table-cell>
        </table:table-row>
        <table:table-row table:style-name="ro1">
          <table:table-cell table:number-columns-repeated="3"/>
          <table:table-cell table:formula="oooc:=[.D27]" office:value-type="float" office:value="2.24573333333333">
            <text:p>2,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emp</text:p>
          </table:table-cell>
          <table:table-cell office:value-type="string">
            <text:p>Spannu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5" table:formula="oooc:=[.C41]*[.G37]+[.D38]" office:value-type="float" office:value="2.24573333333333">
            <text:p>2,246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>
            <draw:frame table:end-cell-address="Tabelle2.G19" table:end-x="1.326cm" table:end-y="0.324cm" draw:z-index="0" draw:style-name="gr1" svg:width="7.999cm" svg:height="6.999cm" svg:x="0.101cm" svg:y="0.1cm">
              <draw:object draw:notify-on-update-of-ranges="Tabelle2.C4:Tabelle2.C6 Tabelle2.B4:Tabelle2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73.16">
            <text:p>273,1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343.16">
            <text:p>343,16</text:p>
          </table:table-cell>
          <table:table-cell office:value-type="float" office:value="2.5">
            <text:p>2,5</text:p>
          </table:table-cell>
          <table:table-cell/>
        </table:table-row>
      </table:table>
      <table:table table:name="Tabelle3" table:style-name="ta1" table:print="false">
        <table:table-column table:style-name="co1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ooc:=[.C3]/51.3" office:value-type="float" office:value="0.194931773879142">
            <text:p>0,19</text:p>
          </table:table-cell>
          <table:table-cell office:value-type="float" office:value="10">
            <text:p>10</text:p>
          </table:table-cell>
          <table:table-cell table:formula="oooc:=[.C3]*51.4" office:value-type="float" office:value="514">
            <text:p>514</text:p>
          </table:table-cell>
        </table:table-row>
        <table:table-row table:style-name="ro1">
          <table:table-cell/>
          <table:table-cell table:formula="oooc:=[.C4]/51.3" office:value-type="float" office:value="0.233918128654971">
            <text:p>0,23</text:p>
          </table:table-cell>
          <table:table-cell office:value-type="float" office:value="12">
            <text:p>12</text:p>
          </table:table-cell>
          <table:table-cell table:formula="oooc:=[.C4]*51.4" office:value-type="float" office:value="616.8">
            <text:p>616,8</text:p>
          </table:table-cell>
        </table:table-row>
        <table:table-row table:style-name="ro1">
          <table:table-cell/>
          <table:table-cell table:formula="oooc:=[.C5]/51.3" office:value-type="float" office:value="0.292397660818713">
            <text:p>0,29</text:p>
          </table:table-cell>
          <table:table-cell office:value-type="float" office:value="15">
            <text:p>15</text:p>
          </table:table-cell>
          <table:table-cell table:formula="oooc:=[.C5]*51.4" office:value-type="float" office:value="771">
            <text:p>771</text:p>
          </table:table-cell>
        </table:table-row>
        <table:table-row table:style-name="ro1">
          <table:table-cell/>
          <table:table-cell table:formula="oooc:=[.C6]/51.3" office:value-type="float" office:value="0.350877192982456">
            <text:p>0,35</text:p>
          </table:table-cell>
          <table:table-cell office:value-type="float" office:value="18">
            <text:p>18</text:p>
          </table:table-cell>
          <table:table-cell table:formula="oooc:=[.C6]*51.4" office:value-type="float" office:value="925.2">
            <text:p>925,2</text:p>
          </table:table-cell>
        </table:table-row>
        <table:table-row table:style-name="ro1">
          <table:table-cell/>
          <table:table-cell table:formula="oooc:=[.C7]/51.3" office:value-type="float" office:value="0.428849902534113">
            <text:p>0,43</text:p>
          </table:table-cell>
          <table:table-cell office:value-type="float" office:value="22">
            <text:p>22</text:p>
          </table:table-cell>
          <table:table-cell table:formula="oooc:=[.C7]*51.4" office:value-type="float" office:value="1130.8">
            <text:p>1130,8</text:p>
          </table:table-cell>
        </table:table-row>
        <table:table-row table:style-name="ro1">
          <table:table-cell/>
          <table:table-cell table:formula="oooc:=[.C8]/51.3" office:value-type="float" office:value="0.526315789473684">
            <text:p>0,53</text:p>
          </table:table-cell>
          <table:table-cell office:value-type="float" office:value="27">
            <text:p>27</text:p>
          </table:table-cell>
          <table:table-cell table:formula="oooc:=[.C8]*51.4" office:value-type="float" office:value="1387.8">
            <text:p>1387,8</text:p>
          </table:table-cell>
        </table:table-row>
        <table:table-row table:style-name="ro1">
          <table:table-cell/>
          <table:table-cell table:formula="oooc:=[.C9]/51.3" office:value-type="float" office:value="0.64327485380117">
            <text:p>0,64</text:p>
          </table:table-cell>
          <table:table-cell office:value-type="float" office:value="33">
            <text:p>33</text:p>
          </table:table-cell>
          <table:table-cell table:formula="oooc:=[.C9]*51.4" office:value-type="float" office:value="1696.2">
            <text:p>1696,2</text:p>
          </table:table-cell>
        </table:table-row>
        <table:table-row table:style-name="ro1">
          <table:table-cell/>
          <table:table-cell table:formula="oooc:=[.C10]/51.3" office:value-type="float" office:value="0.760233918128655">
            <text:p>0,76</text:p>
          </table:table-cell>
          <table:table-cell office:value-type="float" office:value="39">
            <text:p>39</text:p>
          </table:table-cell>
          <table:table-cell table:formula="oooc:=[.C10]*51.4" office:value-type="float" office:value="2004.6">
            <text:p>2004,6</text:p>
          </table:table-cell>
        </table:table-row>
        <table:table-row table:style-name="ro1">
          <table:table-cell/>
          <table:table-cell table:formula="oooc:=[.C11]/51.3" office:value-type="float" office:value="0.916179337231969">
            <text:p>0,92</text:p>
          </table:table-cell>
          <table:table-cell office:value-type="float" office:value="47">
            <text:p>47</text:p>
          </table:table-cell>
          <table:table-cell table:formula="oooc:=[.C11]*51.4" office:value-type="float" office:value="2415.8">
            <text:p>2415,8</text:p>
          </table:table-cell>
        </table:table-row>
        <table:table-row table:style-name="ro1">
          <table:table-cell/>
          <table:table-cell table:formula="oooc:=[.C12]/51.3" office:value-type="float" office:value="1.0916179337232">
            <text:p>1,09</text:p>
          </table:table-cell>
          <table:table-cell office:value-type="float" office:value="56">
            <text:p>56</text:p>
          </table:table-cell>
          <table:table-cell table:formula="oooc:=[.C12]*51.4" office:value-type="float" office:value="2878.4">
            <text:p>2878,4</text:p>
          </table:table-cell>
        </table:table-row>
        <table:table-row table:style-name="ro1">
          <table:table-cell/>
          <table:table-cell table:formula="oooc:=[.C13]/51.3" office:value-type="float" office:value="1.32553606237817">
            <text:p>1,33</text:p>
          </table:table-cell>
          <table:table-cell office:value-type="float" office:value="68">
            <text:p>68</text:p>
          </table:table-cell>
          <table:table-cell table:formula="oooc:=[.C13]*51.4" office:value-type="float" office:value="3495.2">
            <text:p>3495,2</text:p>
          </table:table-cell>
        </table:table-row>
        <table:table-row table:style-name="ro1">
          <table:table-cell/>
          <table:table-cell table:formula="oooc:=[.C14]/51.3" office:value-type="float" office:value="1.59844054580897">
            <text:p>1,6</text:p>
          </table:table-cell>
          <table:table-cell office:value-type="float" office:value="82">
            <text:p>82</text:p>
          </table:table-cell>
          <table:table-cell table:formula="oooc:=[.C14]*51.4" office:value-type="float" office:value="4214.8">
            <text:p>4214,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5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07">07.02.2008</text:date>, <text:time>13:34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Roboteam</meta:initial-creator>
    <meta:creation-date>2007-12-10T19:11:18</meta:creation-date>
    <dc:creator>Roboteam</dc:creator>
    <dc:date>2008-02-07T13:34:20</dc:date>
    <meta:editing-cycles>6</meta:editing-cycles>
    <meta:editing-duration>PT14H8M17S</meta:editing-duration>
    <meta:user-defined meta:name="Info 1"/>
    <meta:user-defined meta:name="Info 2"/>
    <meta:user-defined meta:name="Info 3"/>
    <meta:user-defined meta:name="Info 4"/>
    <meta:document-statistic meta:table-count="3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style-name="ch1">
        <chart:legend chart:legend-position="end" svg:x="6.134cm" svg:y="3.193cm" chart:style-name="ch2"/>
        <chart:plot-area chart:style-name="ch3" table:cell-range-address="Tabelle2.B4:Tabelle2.C6" svg:x="0.16cm" svg:y="0.14cm" svg:width="5.813cm" svg:height="6.5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C4:Tabelle2.C6" chart:class="chart:scatter">
            <chart:domain table:cell-range-address="Tabelle2.B4:Tabelle2.B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273.16">
                <text:p>273.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343.16">
                <text:p>343.16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